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7fa9" officeooo:paragraph-rsid="00117fa9"/>
    </style:style>
    <style:style style:name="P2" style:family="paragraph" style:parent-style-name="Standard">
      <style:text-properties officeooo:paragraph-rsid="00134d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ción en español</text:p>
      <text:p text:style-name="P1"/>
      <text:p text:style-name="P2">the language and build your vocabulary.<text:line-break/><text:line-break/>The learning materials in this section are written and organised by level. There are different types of texts and interactive exercises that practise the reading skills you need to do well at school, get good marks in your tests and exams, and get more out of your free-time activities.<text:line-break/><text:line-break/>Take our free online English test to find out which level to choose. Select your level, from beginner (CEFR level A1) to advanced (CEFR level C1), and improve your reading skills at any time and at your own spe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1T06:51:16.079325174</meta:creation-date>
    <dc:date>2025-07-21T07:16:12.323729790</dc:date>
    <meta:editing-duration>PT8M49S</meta:editing-duration>
    <meta:editing-cycles>3</meta:editing-cycles>
    <meta:generator>LibreOffice/25.2.2.2$Linux_X86_64 LibreOffice_project/520$Build-2</meta:generator>
    <meta:document-statistic meta:table-count="0" meta:image-count="0" meta:object-count="0" meta:page-count="1" meta:paragraph-count="2" meta:word-count="97" meta:character-count="560" meta:non-whitespace-character-count="463"/>
  </office:meta>
</office:document-meta>
</file>